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line-through-style="none" fo:background-color="transparent"/>
    </style:style>
    <style:style style:name="P2" style:family="paragraph" style:parent-style-name="Standard" style:list-style-name="L14">
      <style:text-properties style:text-line-through-style="none" fo:background-color="transparent"/>
    </style:style>
    <style:style style:name="P3" style:family="paragraph" style:parent-style-name="Text_20_body" style:list-style-name="L1">
      <style:text-properties fo:color="#000000" style:text-line-through-style="none" fo:background-color="transparent"/>
    </style:style>
    <style:style style:name="P4" style:family="paragraph" style:parent-style-name="Text_20_body" style:list-style-name="L7">
      <style:text-properties fo:color="#000000" style:text-line-through-style="none" style:font-name="Liberation Serif" fo:font-weight="normal" fo:background-color="transparent" style:font-weight-asian="normal" style:font-weight-complex="normal"/>
    </style:style>
    <style:style style:name="P5" style:family="paragraph" style:parent-style-name="Text_20_body" style:list-style-name="L8">
      <style:text-properties fo:color="#000000" style:text-line-through-style="none" style:font-name="Liberation Serif" fo:font-weight="normal" fo:background-color="transparent" style:font-weight-asian="normal" style:font-weight-complex="normal"/>
    </style:style>
    <style:style style:name="P6" style:family="paragraph" style:parent-style-name="Text_20_body" style:list-style-name="L6">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7" style:family="paragraph" style:parent-style-name="Text_20_body" style:list-style-name="L11">
      <style:text-properties fo:font-variant="normal" fo:text-transform="none" style:text-line-through-style="none" style:font-name="Liberation Serif" fo:font-style="normal" style:text-underline-style="none" style:text-blinking="false" fo:background-color="transparent"/>
    </style:style>
    <style:style style:name="P8" style:family="paragraph" style:parent-style-name="Text_20_body" style:list-style-name="L22">
      <style:text-properties fo:font-weight="normal" style:font-weight-asian="normal" style:font-weight-complex="normal"/>
    </style:style>
    <style:style style:name="P9" style:family="paragraph" style:parent-style-name="Text_20_body" style:list-style-name="L28"/>
    <style:style style:name="P10" style:family="paragraph" style:parent-style-name="Text_20_body" style:list-style-name="L3">
      <style:text-properties style:text-line-through-style="none" fo:background-color="transparent"/>
    </style:style>
    <style:style style:name="P11" style:family="paragraph" style:parent-style-name="Text_20_body" style:list-style-name="L4">
      <style:text-properties style:text-line-through-style="none" fo:background-color="transparent"/>
    </style:style>
    <style:style style:name="P12" style:family="paragraph" style:parent-style-name="Text_20_body" style:list-style-name="L5">
      <style:text-properties style:text-line-through-style="none" fo:background-color="transparent"/>
    </style:style>
    <style:style style:name="P13" style:family="paragraph" style:parent-style-name="Text_20_body" style:list-style-name="L8">
      <style:text-properties style:text-line-through-style="none" fo:background-color="transparent"/>
    </style:style>
    <style:style style:name="P14" style:family="paragraph" style:parent-style-name="Text_20_body" style:list-style-name="L9">
      <style:text-properties style:text-line-through-style="none" fo:background-color="transparent"/>
    </style:style>
    <style:style style:name="P15" style:family="paragraph" style:parent-style-name="Text_20_body" style:list-style-name="L10">
      <style:text-properties style:text-line-through-style="none" fo:font-size="12pt" fo:font-weight="normal" fo:background-color="transparent" style:font-size-asian="10.5pt" style:font-weight-asian="normal" style:font-size-complex="12pt" style:font-weight-complex="normal"/>
    </style:style>
    <style:style style:name="P16" style:family="paragraph" style:parent-style-name="Text_20_body" style:list-style-name="L15">
      <style:text-properties style:text-line-through-style="none" fo:font-weight="normal" fo:background-color="transparent" style:font-weight-asian="normal" style:font-weight-complex="normal"/>
    </style:style>
    <style:style style:name="P17" style:family="paragraph" style:parent-style-name="Text_20_body" style:list-style-name="L22">
      <style:paragraph-properties fo:margin-left="0.9846in" fo:margin-right="0in" fo:text-indent="-0.25in" style:auto-text-indent="false"/>
      <style:text-properties fo:font-weight="normal" style:font-weight-asian="normal" style:font-weight-complex="normal"/>
    </style:style>
    <style:style style:name="P18" style:family="paragraph" style:parent-style-name="Text_20_body" style:list-style-name="L22">
      <style:paragraph-properties fo:margin-left="0.9846in" fo:margin-right="0in" fo:text-indent="-0.25in" style:auto-text-indent="false"/>
      <style:text-properties fo:font-weight="normal"/>
    </style:style>
    <style:style style:name="P19" style:family="paragraph" style:parent-style-name="Text_20_body" style:list-style-name="L5">
      <style:paragraph-properties fo:margin-left="0.9846in" fo:margin-right="0in" fo:text-indent="-0.25in" style:auto-text-indent="false"/>
      <style:text-properties fo:color="#0000ff" style:text-line-through-style="none" fo:font-weight="normal" fo:background-color="transparent" style:font-weight-asian="normal" style:font-weight-complex="normal"/>
    </style:style>
    <style:style style:name="P20" style:family="paragraph" style:parent-style-name="Text_20_body" style:list-style-name="L28">
      <style:paragraph-properties fo:margin-left="0.9846in" fo:margin-right="0in" fo:text-indent="-0.25in" style:auto-text-indent="false"/>
      <style:text-properties fo:color="#000000"/>
    </style:style>
    <style:style style:name="P21" style:family="paragraph" style:parent-style-name="Text_20_body" style:list-style-name="L31">
      <style:paragraph-properties fo:margin-left="0.9846in" fo:margin-right="0in" fo:text-indent="-0.25in" style:auto-text-indent="false"/>
      <style:text-properties fo:color="#000000"/>
    </style:style>
    <style:style style:name="P22" style:family="paragraph" style:parent-style-name="Text_20_body" style:list-style-name="L7">
      <style:paragraph-properties fo:margin-left="0.9846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23" style:family="paragraph" style:parent-style-name="Text_20_body" style:list-style-name="L11">
      <style:paragraph-properties fo:margin-left="0.9846in" fo:margin-right="0in" fo:text-indent="-0.25in" style:auto-text-indent="false"/>
      <style:text-properties fo:color="#000000" style:text-line-through-style="none" fo:font-weight="normal" fo:background-color="transparent" style:font-weight-asian="normal" style:font-weight-complex="normal"/>
    </style:style>
    <style:style style:name="P24" style:family="paragraph" style:parent-style-name="Text_20_body" style:list-style-name="L5">
      <style:paragraph-properties fo:margin-left="0.9846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25" style:family="paragraph" style:parent-style-name="Text_20_body" style:list-style-name="L7">
      <style:paragraph-properties fo:margin-left="0.9846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26" style:family="paragraph" style:parent-style-name="Text_20_body" style:list-style-name="L9">
      <style:paragraph-properties fo:margin-left="0.9846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7" style:family="paragraph" style:parent-style-name="Text_20_body" style:list-style-name="L15">
      <style:paragraph-properties fo:margin-left="0.9846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8" style:family="paragraph" style:parent-style-name="Text_20_body" style:list-style-name="L7">
      <style:paragraph-properties fo:margin-left="0.9846in" fo:margin-right="0in" fo:text-indent="-0.25in" style:auto-text-indent="false"/>
      <style:text-properties fo:font-variant="normal" fo:text-transform="none" fo:color="#00008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29" style:family="paragraph" style:parent-style-name="Text_20_body" style:list-style-name="L11">
      <style:paragraph-properties fo:margin-left="0.9846in" fo:margin-right="0in" fo:text-indent="-0.25in" style:auto-text-indent="false"/>
      <style:text-properties fo:font-variant="normal" fo:text-transform="none" fo:color="#000080" style:text-line-through-style="none" style:font-name="Liberation Serif" fo:font-style="normal" style:text-underline-style="none" fo:font-weight="normal" style:text-blinking="false" fo:background-color="transparent" style:font-weight-asian="normal" style:font-weight-complex="normal"/>
    </style:style>
    <style:style style:name="P30" style:family="paragraph" style:parent-style-name="Text_20_body" style:list-style-name="L10">
      <style:paragraph-properties fo:margin-left="0.9846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31" style:family="paragraph" style:parent-style-name="Text_20_body" style:list-style-name="L11">
      <style:paragraph-properties fo:margin-left="0.9846in" fo:margin-right="0in" fo:text-indent="-0.25in" style:auto-text-indent="false"/>
      <style:text-properties fo:font-variant="normal" fo:text-transform="none" style:text-line-through-style="none" style:font-name="Liberation Serif" fo:font-style="normal" style:text-underline-style="none" style:text-blinking="false" fo:background-color="transparent"/>
    </style:style>
    <style:style style:name="P32" style:family="paragraph" style:parent-style-name="Text_20_body" style:list-style-name="L11">
      <style:paragraph-properties fo:margin-left="0.9846in" fo:margin-right="0in" fo:text-indent="-0.25in" style:auto-text-indent="false"/>
      <style:text-properties fo:font-variant="normal" fo:text-transform="none" style:text-line-through-style="none" style:font-name="Liberation Serif" fo:font-style="normal" style:text-underline-style="none" fo:font-weight="normal" style:text-blinking="false" fo:background-color="transparent" style:font-weight-asian="normal" style:font-weight-complex="normal"/>
    </style:style>
    <style:style style:name="P33" style:family="paragraph" style:parent-style-name="Text_20_body" style:list-style-name="L22">
      <style:paragraph-properties fo:margin-left="0.9846in" fo:margin-right="0in" fo:text-indent="-0.25in" style:auto-text-indent="false"/>
      <style:text-properties fo:color="#000080" fo:font-weight="normal" style:font-weight-asian="normal" style:font-weight-complex="normal"/>
    </style:style>
    <style:style style:name="P34" style:family="paragraph" style:parent-style-name="Text_20_body" style:list-style-name="L28">
      <style:paragraph-properties fo:margin-left="0.9846in" fo:margin-right="0in" fo:text-indent="-0.25in" style:auto-text-indent="false"/>
      <style:text-properties fo:color="#000080"/>
    </style:style>
    <style:style style:name="P35" style:family="paragraph" style:parent-style-name="Text_20_body" style:list-style-name="L11">
      <style:paragraph-properties fo:margin-left="0.9846in" fo:margin-right="0in" fo:text-indent="-0.25in" style:auto-text-indent="false"/>
      <style:text-properties fo:color="#000080" style:text-line-through-style="none" fo:font-weight="normal" fo:background-color="transparent" style:font-weight-asian="normal" style:font-weight-complex="normal"/>
    </style:style>
    <style:style style:name="P36" style:family="paragraph" style:parent-style-name="Text_20_body" style:list-style-name="L22">
      <style:paragraph-properties fo:margin-left="0.9846in" fo:margin-right="0in" fo:text-indent="-0.25in" style:auto-text-indent="false"/>
      <style:text-properties fo:color="#ff6633" fo:font-weight="normal" style:font-weight-asian="normal" style:font-weight-complex="normal"/>
    </style:style>
    <style:style style:name="P37" style:family="paragraph" style:parent-style-name="Text_20_body" style:list-style-name="L28">
      <style:paragraph-properties fo:margin-left="0.9846in" fo:margin-right="0in" fo:text-indent="-0.25in" style:auto-text-indent="false"/>
    </style:style>
    <style:style style:name="P38" style:family="paragraph" style:parent-style-name="Text_20_body" style:list-style-name="L3">
      <style:paragraph-properties fo:margin-left="0.9846in" fo:margin-right="0in" fo:text-indent="-0.25in" style:auto-text-indent="false"/>
      <style:text-properties style:text-line-through-style="none" fo:font-weight="bold" fo:background-color="transparent" style:font-weight-asian="bold" style:font-weight-complex="bold"/>
    </style:style>
    <style:style style:name="P39" style:family="paragraph" style:parent-style-name="Text_20_body" style:list-style-name="L3">
      <style:paragraph-properties fo:margin-left="0.9846in" fo:margin-right="0in" fo:text-indent="-0.25in" style:auto-text-indent="false"/>
      <style:text-properties style:text-line-through-style="none" fo:background-color="transparent"/>
    </style:style>
    <style:style style:name="P40" style:family="paragraph" style:parent-style-name="Text_20_body" style:list-style-name="L4">
      <style:paragraph-properties fo:margin-left="0.9846in" fo:margin-right="0in" fo:text-indent="-0.25in" style:auto-text-indent="false"/>
      <style:text-properties style:text-line-through-style="none" fo:background-color="transparent"/>
    </style:style>
    <style:style style:name="P41" style:family="paragraph" style:parent-style-name="Text_20_body" style:list-style-name="L5">
      <style:paragraph-properties fo:margin-left="0.9846in" fo:margin-right="0in" fo:text-indent="-0.25in" style:auto-text-indent="false"/>
      <style:text-properties style:text-line-through-style="none" fo:font-weight="normal" fo:background-color="transparent" style:font-weight-asian="normal" style:font-weight-complex="normal"/>
    </style:style>
    <style:style style:name="P42" style:family="paragraph" style:parent-style-name="Text_20_body" style:list-style-name="L11">
      <style:paragraph-properties fo:margin-left="0.9846in" fo:margin-right="0in" fo:text-indent="-0.25in" style:auto-text-indent="false"/>
      <style:text-properties style:text-line-through-style="none" fo:font-weight="normal" fo:background-color="transparent" style:font-weight-asian="normal" style:font-weight-complex="normal"/>
    </style:style>
    <style:style style:name="P43" style:family="paragraph" style:parent-style-name="Text_20_body" style:list-style-name="L15">
      <style:paragraph-properties fo:margin-left="0.9846in" fo:margin-right="0in" fo:text-indent="-0.25in" style:auto-text-indent="false"/>
      <style:text-properties style:text-line-through-style="none" fo:font-weight="normal" fo:background-color="transparent" style:font-weight-asian="normal" style:font-weight-complex="normal"/>
    </style:style>
    <style:style style:name="P44" style:family="paragraph" style:parent-style-name="Text_20_body" style:list-style-name="L10">
      <style:paragraph-properties fo:margin-left="0.9846in" fo:margin-right="0in" fo:text-indent="-0.25in" style:auto-text-indent="false"/>
      <style:text-properties style:text-line-through-style="none" fo:font-size="12pt" fo:font-weight="normal" fo:background-color="transparent" style:font-size-asian="10.5pt" style:font-weight-asian="normal" style:font-size-complex="12pt" style:font-weight-complex="normal"/>
    </style:style>
    <style:style style:name="P45" style:family="paragraph" style:parent-style-name="Text_20_body" style:list-style-name="L15">
      <style:paragraph-properties fo:margin-left="0.9846in" fo:margin-right="0in" fo:margin-top="0in" fo:margin-bottom="0in" fo:text-indent="-0.25in" style:auto-text-indent="false" fo:background-color="transparent">
        <style:background-image/>
      </style:paragraph-properties>
      <style:text-properties style:text-line-through-style="none" fo:font-weight="normal" fo:background-color="transparent" style:font-weight-asian="normal" style:font-weight-complex="normal"/>
    </style:style>
    <style:style style:name="P46" style:family="paragraph" style:parent-style-name="Text_20_body" style:list-style-name="L4">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47" style:family="paragraph" style:parent-style-name="Text_20_body" style:list-style-name="L7">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8" style:family="paragraph" style:parent-style-name="Text_20_body" style:list-style-name="L9">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9" style:family="paragraph" style:parent-style-name="Text_20_body" style:list-style-name="L7">
      <style:paragraph-properties fo:margin-left="1.4772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50" style:family="paragraph" style:parent-style-name="Text_20_body" style:list-style-name="L10">
      <style:paragraph-properties fo:margin-left="1.4772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51" style:family="paragraph" style:parent-style-name="Text_20_body" style:list-style-name="L11">
      <style:paragraph-properties fo:margin-left="1.4772in" fo:margin-right="0in" fo:text-indent="-0.25in" style:auto-text-indent="false"/>
      <style:text-properties fo:font-variant="normal" fo:text-transform="none" style:text-line-through-style="none" style:font-name="Liberation Serif" fo:font-style="normal" style:text-underline-style="none" style:text-blinking="false" fo:background-color="transparent"/>
    </style:style>
    <style:style style:name="P52" style:family="paragraph" style:parent-style-name="Text_20_body" style:list-style-name="L22">
      <style:paragraph-properties fo:margin-left="1.4772in" fo:margin-right="0in" fo:text-indent="-0.25in" style:auto-text-indent="false"/>
      <style:text-properties fo:font-variant="normal" fo:text-transform="none" fo:color="#ff6633" style:text-line-through-style="none" style:font-name="Arial" fo:font-size="11.25pt" fo:font-style="normal" style:text-underline-style="none" fo:font-weight="normal" style:text-blinking="false" fo:background-color="transparent" style:font-weight-asian="normal" style:font-weight-complex="normal"/>
    </style:style>
    <style:style style:name="P53" style:family="paragraph" style:parent-style-name="Text_20_body" style:list-style-name="L4">
      <style:paragraph-properties fo:margin-left="1.4772in" fo:margin-right="0in" fo:text-indent="-0.25in" style:auto-text-indent="false"/>
      <style:text-properties fo:color="#000080" style:text-line-through-style="none" fo:background-color="transparent"/>
    </style:style>
    <style:style style:name="P54" style:family="paragraph" style:parent-style-name="Text_20_body" style:list-style-name="L28">
      <style:paragraph-properties fo:margin-left="1.4772in" fo:margin-right="0in" fo:text-indent="-0.25in" style:auto-text-indent="false"/>
      <style:text-properties fo:color="#000000"/>
    </style:style>
    <style:style style:name="P55" style:family="paragraph" style:parent-style-name="Text_20_body" style:list-style-name="L31">
      <style:paragraph-properties fo:margin-left="1.4772in" fo:margin-right="0in" fo:text-indent="-0.25in" style:auto-text-indent="false"/>
      <style:text-properties fo:color="#000000"/>
    </style:style>
    <style:style style:name="P56" style:family="paragraph" style:parent-style-name="Text_20_body" style:list-style-name="L7">
      <style:paragraph-properties fo:margin-left="1.4772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57" style:family="paragraph" style:parent-style-name="Text_20_body" style:list-style-name="L9">
      <style:paragraph-properties fo:margin-left="1.4772in" fo:margin-right="0in" fo:text-indent="-0.25in" style:auto-text-indent="false"/>
      <style:text-properties fo:color="#000000" style:text-line-through-style="none" fo:background-color="transparent"/>
    </style:style>
    <style:style style:name="P58" style:family="paragraph" style:parent-style-name="Text_20_body" style:list-style-name="L22">
      <style:paragraph-properties fo:margin-left="1.4772in" fo:margin-right="0in" fo:text-indent="-0.25in" style:auto-text-indent="false"/>
      <style:text-properties fo:font-weight="normal" style:font-weight-asian="normal" style:font-weight-complex="normal"/>
    </style:style>
    <style:style style:name="P59" style:family="paragraph" style:parent-style-name="Text_20_body" style:list-style-name="L3">
      <style:paragraph-properties fo:margin-left="1.4772in" fo:margin-right="0in" fo:text-indent="-0.25in" style:auto-text-indent="false"/>
      <style:text-properties style:text-line-through-style="none" fo:background-color="transparent"/>
    </style:style>
    <style:style style:name="P60" style:family="paragraph" style:parent-style-name="Text_20_body" style:list-style-name="L4">
      <style:paragraph-properties fo:margin-left="1.4772in" fo:margin-right="0in" fo:text-indent="-0.25in" style:auto-text-indent="false"/>
      <style:text-properties style:text-line-through-style="none" fo:background-color="transparent"/>
    </style:style>
    <style:style style:name="P61" style:family="paragraph" style:parent-style-name="Text_20_body" style:list-style-name="L15">
      <style:paragraph-properties fo:margin-left="1.4772in" fo:margin-right="0in" fo:text-indent="-0.25in" style:auto-text-indent="false"/>
      <style:text-properties style:text-line-through-style="none" fo:font-weight="normal" fo:background-color="transparent" style:font-weight-asian="normal" style:font-weight-complex="normal"/>
    </style:style>
    <style:style style:name="P62" style:family="paragraph" style:parent-style-name="Text_20_body" style:list-style-name="L20">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63" style:family="paragraph" style:parent-style-name="Text_20_body" style:list-style-name="L25">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64" style:family="paragraph" style:parent-style-name="Text_20_body" style:list-style-name="L20">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65" style:family="paragraph" style:parent-style-name="Text_20_body" style:list-style-name="L25">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66" style:family="paragraph" style:parent-style-name="Text_20_body" style:list-style-name="L22">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ff6633" style:text-line-through-style="none" style:font-name="Arial" fo:font-size="11.25pt" fo:font-style="normal" style:text-underline-style="none" fo:font-weight="normal" style:text-blinking="false" fo:background-color="transparent"/>
    </style:style>
    <style:style style:name="P67" style:family="paragraph" style:parent-style-name="Text_20_body" style:list-style-name="L15">
      <style:paragraph-properties fo:margin-left="1.4772in" fo:margin-right="0in" fo:margin-top="0in" fo:margin-bottom="0in" fo:text-indent="-0.25in" style:auto-text-indent="false" fo:background-color="transparent">
        <style:background-image/>
      </style:paragraph-properties>
      <style:text-properties style:text-line-through-style="none" fo:font-weight="normal" fo:background-color="transparent" style:font-weight-asian="normal" style:font-weight-complex="normal"/>
    </style:style>
    <style:style style:name="P68" style:family="paragraph" style:parent-style-name="Text_20_body" style:list-style-name="L5">
      <style:paragraph-properties fo:margin-left="0.4925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69" style:family="paragraph" style:parent-style-name="Text_20_body" style:list-style-name="L7">
      <style:paragraph-properties fo:margin-left="0.4925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70" style:family="paragraph" style:parent-style-name="Text_20_body" style:list-style-name="L28">
      <style:paragraph-properties fo:margin-left="0.4925in" fo:margin-right="0in" fo:text-indent="-0.25in" style:auto-text-indent="false"/>
      <style:text-properties fo:color="#000000"/>
    </style:style>
    <style:style style:name="P71" style:family="paragraph" style:parent-style-name="Text_20_body" style:list-style-name="L11">
      <style:paragraph-properties fo:margin-left="0.4925in" fo:margin-right="0in" fo:text-indent="-0.25in" style:auto-text-indent="false"/>
      <style:text-properties fo:font-variant="normal" fo:text-transform="none" style:text-line-through-style="none" style:font-name="Liberation Serif" fo:font-style="normal" style:text-underline-style="none" style:text-blinking="false" fo:background-color="transparent"/>
    </style:style>
    <style:style style:name="P72" style:family="paragraph" style:parent-style-name="Text_20_body" style:list-style-name="L10">
      <style:paragraph-properties fo:margin-left="0.4925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73" style:family="paragraph" style:parent-style-name="Text_20_body" style:list-style-name="L15">
      <style:paragraph-properties fo:margin-left="0.4925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74" style:family="paragraph" style:parent-style-name="Text_20_body" style:list-style-name="L9">
      <style:paragraph-properties fo:margin-left="0.4925in" fo:margin-right="0in" fo:text-indent="-0.25in" style:auto-text-indent="false"/>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75" style:family="paragraph" style:parent-style-name="Text_20_body" style:list-style-name="L4">
      <style:paragraph-properties fo:margin-left="0.4925in" fo:margin-right="0in" fo:text-indent="-0.25in" style:auto-text-indent="false"/>
      <style:text-properties fo:color="#ff0000" style:text-line-through-style="none" fo:background-color="transparent"/>
    </style:style>
    <style:style style:name="P76" style:family="paragraph" style:parent-style-name="Text_20_body" style:list-style-name="L22">
      <style:paragraph-properties fo:margin-left="0.4925in" fo:margin-right="0in" fo:text-indent="-0.25in" style:auto-text-indent="false"/>
      <style:text-properties fo:font-weight="normal" style:font-weight-asian="normal" style:font-weight-complex="normal"/>
    </style:style>
    <style:style style:name="P77" style:family="paragraph" style:parent-style-name="Text_20_body" style:list-style-name="L4">
      <style:paragraph-properties fo:margin-left="0.4925in" fo:margin-right="0in" fo:text-indent="-0.25in" style:auto-text-indent="false"/>
      <style:text-properties style:text-line-through-style="none" fo:background-color="transparent"/>
    </style:style>
    <style:style style:name="P78" style:family="paragraph" style:parent-style-name="Text_20_body" style:list-style-name="L11">
      <style:paragraph-properties fo:margin-left="0.4925in" fo:margin-right="0in" fo:text-indent="-0.25in" style:auto-text-indent="false"/>
      <style:text-properties style:text-line-through-style="none" fo:background-color="transparent"/>
    </style:style>
    <style:style style:name="P79" style:family="paragraph" style:parent-style-name="Text_20_body" style:list-style-name="L10">
      <style:paragraph-properties fo:margin-left="0.4925in" fo:margin-right="0in" fo:text-indent="-0.25in" style:auto-text-indent="false"/>
      <style:text-properties style:text-line-through-style="none" fo:font-size="12pt" fo:font-weight="normal" fo:background-color="transparent" style:font-size-asian="10.5pt" style:font-weight-asian="normal" style:font-size-complex="12pt" style:font-weight-complex="normal"/>
    </style:style>
    <style:style style:name="P80" style:family="paragraph" style:parent-style-name="Text_20_body" style:list-style-name="L15">
      <style:paragraph-properties fo:margin-left="0.4925in" fo:margin-right="0in" fo:text-indent="-0.25in" style:auto-text-indent="false"/>
      <style:text-properties style:text-line-through-style="none" fo:font-weight="normal" fo:background-color="transparent" style:font-weight-asian="normal" style:font-weight-complex="normal"/>
    </style:style>
    <style:style style:name="P81" style:family="paragraph" style:parent-style-name="Text_20_body" style:list-style-name="L29">
      <style:paragraph-properties fo:margin-left="1.9693in" fo:margin-right="0in" fo:text-indent="-0.25in" style:auto-text-indent="false"/>
      <style:text-properties fo:color="#000000"/>
    </style:style>
    <style:style style:name="P82" style:family="paragraph" style:parent-style-name="Text_20_body" style:list-style-name="L31">
      <style:paragraph-properties fo:margin-left="1.9693in" fo:margin-right="0in" fo:text-indent="-0.25in" style:auto-text-indent="false"/>
      <style:text-properties fo:color="#000000"/>
    </style:style>
    <style:style style:name="P83" style:family="paragraph" style:parent-style-name="Text_20_body" style:list-style-name="L7">
      <style:paragraph-properties fo:margin-left="1.9693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84" style:family="paragraph" style:parent-style-name="Text_20_body" style:list-style-name="L10">
      <style:paragraph-properties fo:margin-left="1.9693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85" style:family="paragraph" style:parent-style-name="Text_20_body">
      <style:paragraph-properties fo:margin-left="0in" fo:margin-right="0in" fo:text-indent="0in" style:auto-text-indent="false"/>
      <style:text-properties fo:font-variant="normal" fo:text-transform="none" fo:color="#008000" style:text-line-through-style="none" style:font-name="Arial" fo:font-size="11.25pt" fo:font-style="normal" style:text-underline-style="none" fo:font-weight="normal" style:text-blinking="false" fo:background-color="transparent" style:font-weight-asian="normal" style:font-weight-complex="normal"/>
    </style:style>
    <style:style style:name="P86" style:family="paragraph" style:parent-style-name="Text_20_body">
      <style:paragraph-properties fo:margin-left="0in" fo:margin-right="0in" fo:text-indent="0in" style:auto-text-indent="false"/>
      <style:text-properties style:text-line-through-style="none" fo:font-weight="normal" fo:background-color="transparent" style:font-weight-asian="normal" style:font-weight-complex="normal"/>
    </style:style>
    <style:style style:name="P87" style:family="paragraph" style:parent-style-name="Text_20_body" style:list-style-name="L15">
      <style:paragraph-properties fo:margin-top="0in" fo:margin-bottom="0in"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88" style:family="paragraph" style:parent-style-name="Text_20_body" style:list-style-name="L15">
      <style:paragraph-properties fo:margin-top="0in" fo:margin-bottom="0in"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89" style:family="paragraph" style:parent-style-name="Text_20_body" style:list-style-name="L15">
      <style:paragraph-properties fo:margin-top="0in" fo:margin-bottom="0in" fo:background-color="transparent">
        <style:background-image/>
      </style:paragraph-properties>
      <style:text-properties fo:font-variant="normal" fo:text-transform="none" fo:color="#008000" style:text-line-through-style="none" style:font-name="Arial" fo:font-size="11.25pt" fo:font-style="normal" style:text-underline-style="none" fo:font-weight="normal" style:text-blinking="false" fo:background-color="transparent"/>
    </style:style>
    <style:style style:name="P90" style:family="paragraph" style:parent-style-name="Text_20_body">
      <style:paragraph-properties fo:margin-top="0in" fo:margin-bottom="0in" fo:background-color="transparent">
        <style:background-image/>
      </style:paragraph-properties>
      <style:text-properties style:text-line-through-style="none" fo:background-color="transparent"/>
    </style:style>
    <style:style style:name="P91" style:family="paragraph" style:parent-style-name="Text_20_body" style:list-style-name="L15">
      <style:paragraph-properties fo:margin-top="0in" fo:margin-bottom="0in" fo:background-color="transparent">
        <style:background-image/>
      </style:paragraph-properties>
      <style:text-properties style:text-line-through-style="none" fo:background-color="transparent"/>
    </style:style>
    <style:style style:name="P92" style:family="paragraph" style:parent-style-name="Heading_20_3">
      <style:text-properties fo:font-variant="normal" fo:text-transform="none"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93" style:family="paragraph" style:parent-style-name="Heading_20_3">
      <style:text-properties fo:font-variant="normal" fo:text-transform="none" style:text-line-through-style="none" style:font-name="Liberation Serif" fo:font-style="normal" style:text-underline-style="none" style:text-blinking="false" fo:background-color="transparent"/>
    </style:style>
    <style:style style:name="P94" style:family="paragraph" style:parent-style-name="Heading_20_3">
      <style:text-properties fo:font-size="14pt" style:font-size-asian="14pt" style:font-size-complex="14pt"/>
    </style:style>
    <style:style style:name="P95" style:family="paragraph" style:parent-style-name="Heading_20_3">
      <style:text-properties style:text-line-through-style="none" fo:background-color="transparent"/>
    </style:style>
    <style:style style:name="P96" style:family="paragraph" style:parent-style-name="Heading_20_3">
      <style:text-properties style:text-line-through-style="none" fo:font-weight="bold" fo:background-color="transparent"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3" style:family="text">
      <style:text-properties fo:font-variant="normal" fo:text-transform="none" fo:color="#000000"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T4" style:family="text">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0.5pt" style:font-weight-asian="bold" style:font-size-complex="12pt" style:font-weight-complex="bold"/>
    </style:style>
    <style:style style:name="T5" style:family="text">
      <style:text-properties fo:font-variant="normal" fo:text-transform="none" fo:color="#000000" style:text-line-through-style="none" style:font-name="Liberation Serif" fo:font-size="12pt" fo:font-style="normal" style:text-underline-style="none" style:text-blinking="false" fo:background-color="transparent" style:font-size-asian="10.5pt" style:font-size-complex="12pt"/>
    </style:style>
    <style:style style:name="T6" style:family="text">
      <style:text-properties fo:font-variant="normal" fo:text-transform="none" fo:color="#000000" style:text-line-through-style="none" style:font-name="Liberation Serif" fo:font-size="12pt" fo:font-style="normal" style:text-underline-style="none" style:text-blinking="false" fo:background-color="transparent" style:font-size-asian="10.5pt" style:font-weight-asian="normal" style:font-size-complex="12pt" style:font-weight-complex="normal"/>
    </style:style>
    <style:style style:name="T7" style:family="text">
      <style:text-properties fo:font-variant="normal" fo:text-transform="none" fo:color="#000000" style:font-name="Arial" fo:font-size="11.25pt" fo:font-style="normal" style:text-underline-style="none" fo:font-weight="normal" style:text-blinking="false" fo:background-color="transparent" style:font-weight-asian="normal" style:font-weight-complex="normal"/>
    </style:style>
    <style:style style:name="T8" style:family="text">
      <style:text-properties fo:font-variant="normal" fo:text-transform="none" fo:color="#000000" style:font-name="Arial" fo:font-size="11.25pt" fo:font-style="normal" style:text-underline-style="none" fo:font-weight="normal" style:text-blinking="false" style:font-weight-asian="normal" style:font-weight-complex="normal"/>
    </style:style>
    <style:style style:name="T9" style:family="text">
      <style:text-properties fo:font-variant="normal" fo:text-transform="none" fo:color="#000000" style:font-name="Arial" fo:font-size="11.25pt" fo:font-style="normal" style:text-underline-style="none" fo:font-weight="bold" style:text-blinking="false" fo:background-color="transparent" style:font-weight-asian="bold" style:font-weight-complex="bold"/>
    </style:style>
    <style:style style:name="T10" style:family="text">
      <style:text-properties fo:font-variant="normal" fo:text-transform="none" fo:color="#000000" style:font-name="Arial" fo:font-size="11.25pt" fo:font-style="normal" style:text-underline-style="none" fo:font-weight="bold" style:text-blinking="false" style:font-weight-asian="bold" style:font-weight-complex="bold"/>
    </style:style>
    <style:style style:name="T11" style:family="text">
      <style:text-properties fo:font-variant="normal" fo:text-transform="none" fo:color="#000000" style:font-name="Arial" fo:font-size="11.25pt" fo:font-style="normal" style:text-underline-style="none" style:text-blinking="false"/>
    </style:style>
    <style:style style:name="T12" style:family="text">
      <style:text-properties fo:font-variant="normal" fo:text-transform="none" fo:color="#000000" style:font-name="Arial" fo:font-size="11.25pt" fo:font-style="normal" style:text-underline-style="none" style:text-blinking="false" fo:background-color="transparent"/>
    </style:style>
    <style:style style:name="T13" style:family="text">
      <style:text-properties fo:font-variant="normal" fo:text-transform="none" fo:color="#000000" style:font-name="Liberation Serif" fo:font-style="normal" style:text-underline-style="none" style:text-blinking="false"/>
    </style:style>
    <style:style style:name="T14" style:family="text">
      <style:text-properties fo:font-variant="normal" fo:text-transform="none" fo:color="#000000" style:font-name="Liberation Serif" fo:font-style="normal" style:text-underline-style="none" style:text-blinking="false" fo:background-color="transparent"/>
    </style:style>
    <style:style style:name="T15" style:family="text">
      <style:text-properties fo:font-variant="normal" fo:text-transform="none" fo:color="#008000" style:text-line-through-style="none" style:font-name="Arial" fo:font-size="11.25pt" fo:font-style="normal" style:text-underline-style="none" style:text-blinking="false" fo:background-color="transparent" style:font-size-asian="10.5pt" style:font-size-complex="12pt"/>
    </style:style>
    <style:style style:name="T16" style:family="text">
      <style:text-properties fo:font-variant="normal" fo:text-transform="none" fo:color="#008000" style:text-line-through-style="none" style:font-name="Liberation Serif" fo:font-size="12pt" fo:font-style="normal" style:text-underline-style="none" style:text-blinking="false" fo:background-color="transparent" style:font-size-asian="10.5pt" style:font-size-complex="12pt"/>
    </style:style>
    <style:style style:name="T17" style:family="text">
      <style:text-properties fo:font-variant="normal" fo:text-transform="none" fo:color="#008000" style:font-name="Arial" fo:font-size="11.25pt" fo:font-style="normal" style:text-underline-style="none" fo:font-weight="normal" style:text-blinking="false" fo:background-color="transparent" style:font-weight-asian="bold" style:font-weight-complex="bold"/>
    </style:style>
    <style:style style:name="T18" style:family="text">
      <style:text-properties fo:font-variant="normal" fo:text-transform="none" fo:color="#008000" style:font-name="Arial" fo:font-size="11.25pt" fo:font-style="normal" style:text-underline-style="none" fo:font-weight="normal" style:text-blinking="false" fo:background-color="transparent" style:font-weight-asian="normal" style:font-weight-complex="normal"/>
    </style:style>
    <style:style style:name="T19" style:family="text">
      <style:text-properties fo:font-variant="normal" fo:text-transform="none" fo:color="#008000" style:font-name="Arial" fo:font-size="11.25pt" fo:font-style="normal" style:text-underline-style="none" fo:font-weight="normal" style:text-blinking="false" style:font-weight-asian="bold" style:font-weight-complex="bold"/>
    </style:style>
    <style:style style:name="T20" style:family="text">
      <style:text-properties fo:font-variant="normal" fo:text-transform="none" fo:color="#008000" style:font-name="Arial" fo:font-size="11.25pt" fo:font-style="normal" style:text-underline-style="none" fo:font-weight="normal" style:text-blinking="false" style:font-weight-asian="normal" style:font-weight-complex="normal"/>
    </style:style>
    <style:style style:name="T21" style:family="text">
      <style:text-properties fo:font-variant="normal" fo:text-transform="none" fo:color="#008000" style:font-name="Arial" fo:font-size="11.25pt" fo:font-style="normal" style:text-underline-style="none" style:text-blinking="false"/>
    </style:style>
    <style:style style:name="T22" style:family="text">
      <style:text-properties fo:font-variant="normal" fo:text-transform="none" fo:color="#008000" style:font-name="Arial" fo:font-size="11.25pt" fo:font-style="normal" style:text-underline-style="none" style:text-blinking="false" fo:background-color="transparent"/>
    </style:style>
    <style:style style:name="T23" style:family="text">
      <style:text-properties fo:font-variant="normal" fo:text-transform="none" fo:color="#008000" fo:font-size="11.25pt" fo:font-style="normal" style:text-underline-style="none" style:text-blinking="false"/>
    </style:style>
    <style:style style:name="T24" style:family="text">
      <style:text-properties fo:font-variant="normal" fo:text-transform="none" fo:color="#008000" fo:font-size="11.25pt" fo:font-style="normal" style:text-underline-style="none" style:text-blinking="false" fo:background-color="transparent"/>
    </style:style>
    <style:style style:name="T25" style:family="text">
      <style:text-properties fo:font-variant="normal" fo:text-transform="none" fo:color="#008000" style:font-name="Liberation Serif" fo:font-style="normal" style:text-underline-style="none" style:text-blinking="false"/>
    </style:style>
    <style:style style:name="T26" style:family="text">
      <style:text-properties fo:font-variant="normal" fo:text-transform="none" fo:color="#008000" style:font-name="Liberation Serif" fo:font-style="normal" style:text-underline-style="none" style:text-blinking="false" fo:background-color="transparent"/>
    </style:style>
    <style:style style:name="T27" style:family="text">
      <style:text-properties fo:font-variant="normal" fo:text-transform="none" fo:color="#000080" style:font-name="Arial" fo:font-size="11.25pt" fo:font-style="normal" style:text-underline-style="none" style:text-blinking="false"/>
    </style:style>
    <style:style style:name="T28" style:family="text">
      <style:text-properties fo:font-variant="normal" fo:text-transform="none" fo:color="#000080" style:font-name="Arial" fo:font-size="11.25pt" fo:font-style="normal" style:text-underline-style="none" style:text-blinking="false" fo:background-color="transparent"/>
    </style:style>
    <style:style style:name="T29" style:family="text">
      <style:text-properties fo:font-variant="normal" fo:text-transform="none" fo:color="#000080" style:font-name="Liberation Serif" fo:font-style="normal" style:text-underline-style="none" style:text-blinking="false"/>
    </style:style>
    <style:style style:name="T30" style:family="text">
      <style:text-properties fo:font-variant="normal" fo:text-transform="none" fo:color="#000080" style:font-name="Liberation Serif" fo:font-style="normal" style:text-underline-style="none" style:text-blinking="false" fo:background-color="transparent"/>
    </style:style>
    <style:style style:name="T31" style:family="text">
      <style:text-properties fo:font-variant="normal" fo:text-transform="none" style:text-line-through-style="none" style:font-name="Arial" fo:font-size="11.25pt" fo:font-style="normal" style:text-underline-style="none" style:text-blinking="false" fo:background-color="transparent" style:font-size-asian="10.5pt" style:font-size-complex="12pt"/>
    </style:style>
    <style:style style:name="T32" style:family="text">
      <style:text-properties fo:font-variant="normal" fo:text-transform="none" style:text-line-through-style="none" style:font-name="Liberation Serif" fo:font-size="12pt" fo:font-style="normal" style:text-underline-style="none" style:text-blinking="false" fo:background-color="transparent" style:font-size-asian="10.5pt" style:font-size-complex="12pt"/>
    </style:style>
    <style:style style:name="T33" style:family="text">
      <style:text-properties fo:font-variant="normal" fo:text-transform="none" fo:color="#ff6633" style:font-name="Liberation Serif" fo:font-style="normal" style:text-underline-style="none" style:text-blinking="false"/>
    </style:style>
    <style:style style:name="T34" style:family="text">
      <style:text-properties fo:font-variant="normal" fo:text-transform="none" fo:color="#ff6633" style:font-name="Liberation Serif" fo:font-style="normal" style:text-underline-style="none" style:text-blinking="false" fo:background-color="transparent"/>
    </style:style>
    <style:style style:name="T35" style:family="text">
      <style:text-properties fo:font-variant="normal" fo:text-transform="none" fo:font-size="11.25pt" fo:font-style="normal" style:text-underline-style="none" style:text-blinking="false"/>
    </style:style>
    <style:style style:name="T36" style:family="text">
      <style:text-properties fo:font-variant="normal" fo:text-transform="none" fo:font-size="11.25pt" fo:font-style="normal" style:text-underline-style="none" style:text-blinking="false" fo:background-color="transparent"/>
    </style:style>
    <style:style style:name="T37" style:family="text">
      <style:text-properties fo:font-variant="normal" fo:text-transform="none" fo:font-size="11.25pt" fo:font-style="normal" style:text-underline-style="none" fo:font-weight="bold" style:text-blinking="false" fo:background-color="transparent" style:font-weight-asian="bold" style:font-weight-complex="bold"/>
    </style:style>
    <style:style style:name="T38" style:family="text">
      <style:text-properties fo:font-variant="normal" fo:text-transform="none" fo:font-size="11.25pt" fo:font-style="normal" style:text-underline-style="none" fo:font-weight="bold" style:text-blinking="false" style:font-weight-asian="bold" style:font-weight-complex="bold"/>
    </style:style>
    <style:style style:name="T39" style:family="text">
      <style:text-properties fo:font-variant="normal" fo:text-transform="none" style:font-name="Arial" fo:font-size="11.25pt" fo:font-style="normal" style:text-underline-style="none" fo:font-weight="normal" style:text-blinking="false" fo:background-color="transparent" style:font-weight-asian="normal" style:font-weight-complex="normal"/>
    </style:style>
    <style:style style:name="T40" style:family="text">
      <style:text-properties fo:font-variant="normal" fo:text-transform="none" style:font-name="Arial" fo:font-size="11.25pt" fo:font-style="normal" style:text-underline-style="none" fo:font-weight="normal" style:text-blinking="false" style:font-weight-asian="normal" style:font-weight-complex="normal"/>
    </style:style>
    <style:style style:name="T41" style:family="text">
      <style:text-properties fo:font-variant="normal" fo:text-transform="none" style:font-name="Liberation Serif" fo:font-style="normal" style:text-underline-style="none" style:text-blinking="false"/>
    </style:style>
    <style:style style:name="T42" style:family="text">
      <style:text-properties fo:font-variant="normal" fo:text-transform="none" style:font-name="Liberation Serif" fo:font-style="normal" style:text-underline-style="none" style:text-blinking="false" fo:background-color="transparent"/>
    </style:style>
    <style:style style:name="T43" style:family="text">
      <style:text-properties fo:font-variant="normal" fo:text-transform="none" style:font-name="Liberation Serif" fo:font-style="normal" style:text-underline-style="none" fo:font-weight="bold" style:text-blinking="false" fo:background-color="transparent" style:font-weight-asian="bold" style:font-weight-complex="bold"/>
    </style:style>
    <style:style style:name="T44" style:family="text">
      <style:text-properties fo:font-variant="normal" fo:text-transform="none" style:font-name="Liberation Serif" fo:font-style="normal" style:text-underline-style="none" fo:font-weight="bold" style:text-blinking="false" style:font-weight-asian="bold" style:font-weight-complex="bold"/>
    </style:style>
    <style:style style:name="T45" style:family="text">
      <style:text-properties fo:font-weight="normal" style:font-weight-asian="normal" style:font-weight-complex="normal"/>
    </style:style>
    <style:style style:name="T46" style:family="text">
      <style:text-properties fo:color="#008000"/>
    </style:style>
    <style:style style:name="T47" style:family="text">
      <style:text-properties fo:color="#008000" fo:font-weight="bold" style:font-weight-asian="bold" style:font-weight-complex="bold"/>
    </style:style>
    <style:style style:name="T48" style:family="text">
      <style:text-properties fo:color="#000080"/>
    </style:style>
    <style:style style:name="T49" style:family="text">
      <style:text-properties fo:color="#000000"/>
    </style:style>
    <style:style style:name="T50" style:family="text">
      <style:text-properties fo:color="#000000" style:font-name="Arial" fo:font-size="11.25pt" fo:font-weight="normal"/>
    </style:style>
    <style:style style:name="T51" style:family="text">
      <style:text-properties fo:color="#ff0000"/>
    </style:style>
    <style:style style:name="T52" style:family="text">
      <style:text-properties style:font-name="Liberation Serif" fo:font-size="12pt" style:font-size-asian="10.5pt" style:font-size-complex="12pt"/>
    </style:style>
    <style:style style:name="T53" style:family="text">
      <style:text-properties style:font-name="Liberation Serif" fo:font-size="12pt" fo:font-weight="bold" style:font-size-asian="10.5pt" style:font-weight-asian="bold" style:font-size-complex="12pt" style:font-weight-complex="bold"/>
    </style:style>
    <style:style style:name="T54" style:family="text">
      <style:text-properties style:font-name="Liberation Serif" fo:font-weight="bold" style:font-weight-asian="bold" style:font-weight-complex="bold"/>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style:style style:name="Sect2"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83in" fo:text-indent="-0.25in" fo:margin-left="2.50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83in" fo:text-indent="-0.25in" fo:margin-left="2.75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083in" fo:text-indent="-0.25in" fo:margin-left="3.00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2583in" fo:text-indent="-0.25in" fo:margin-left="3.2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083in" fo:text-indent="-0.25in" fo:margin-left="3.50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7583in" fo:text-indent="-0.25in" fo:margin-left="3.75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83in" fo:text-indent="-0.25in" fo:margin-left="4.00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583in" fo:text-indent="-0.25in" fo:margin-left="4.25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5083in" fo:text-indent="-0.25in" fo:margin-left="4.508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6307in" fo:text-indent="-0.25in" fo:margin-left="0.6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07in" fo:text-indent="-0.25in" fo:margin-left="0.8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07in" fo:text-indent="-0.25in" fo:margin-left="1.1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07in" fo:text-indent="-0.25in" fo:margin-left="1.3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07in" fo:text-indent="-0.25in" fo:margin-left="1.6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07in" fo:text-indent="-0.25in" fo:margin-left="1.8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07in" fo:text-indent="-0.25in" fo:margin-left="2.1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07in" fo:text-indent="-0.25in" fo:margin-left="2.3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07in" fo:text-indent="-0.25in" fo:margin-left="2.6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07in" fo:text-indent="-0.25in" fo:margin-left="2.880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3">Title Page</text:h>
      <text:list xml:id="list2366058821" text:style-name="L1">
        <text:list-item>
          <text:p text:style-name="P3">FERPA Online Training for Higher Education <text:s/></text:p>
        </text:list-item>
      </text:list>
      <text:h text:style-name="P95" text:outline-level="3">How to Navigate the Course</text:h>
      <text:h text:style-name="P95" text:outline-level="3">Course Introduction</text:h>
      <text:p text:style-name="P1">In this online course, you will learn the fundamental principles of FERPA (The Family Educational Rights &amp; Privacy Act) and how it applies to working in the college setting. <text:s text:c="2"/>Throughout the course, you'll find special features to help guide you to compliance. </text:p>
      <text:p text:style-name="P1"/>
      <text:list xml:id="list1463581458" text:style-name="L14">
        <text:list-item>
          <text:p text:style-name="P2"><text:span text:style-name="T1">“Campus Clues”</text:span> - These clues lead you to compliance success when working in the educational community. <text:s/>The make the learning material relevant to the college setting.</text:p>
          <text:p text:style-name="P2"/>
        </text:list-item>
        <text:list-item>
          <text:p text:style-name="P2"><text:span text:style-name="T1">“Case Studies”</text:span> - Here you learn about specific instances and how the circumstances relate to FERPA guidelines. </text:p>
        </text:list-item>
        <text:list-item>
          <text:p text:style-name="P2"/>
        </text:list-item>
        <text:list-item>
          <text:p text:style-name="P2"><text:span text:style-name="T1">“Compliance Quizzes”</text:span> - <text:s/>These short quizzes are placed at the end of each learning module to test your understanding of the concepts presented. <text:s/>You cannot move on to the next module until you have passed the quiz. <text:s text:c="2"/></text:p>
          <text:p text:style-name="P2"/>
        </text:list-item>
        <text:list-item>
          <text:p text:style-name="P2"><text:span text:style-name="T1">“Key Terms”</text:span> - Simply click these highlighted words to display the meaning of the term.</text:p>
        </text:list-item>
      </text:list>
      <text:p text:style-name="P1"/>
      <text:p text:style-name="P1">After completing the final exam, you will receive a receive a certificate. <text:s/>If you would like to know more information about FERPA, click “Resources” on the side bar. <text:s/>The Office of the Registrar can answer questions concerning how your school complies to FERPA guidelines. <text:s text:c="5"/></text:p>
      <text:p text:style-name="P1"><text:s text:c="6"/></text:p>
      <text:h text:style-name="P95" text:outline-level="3">Course Objectives</text:h>
      <text:list xml:id="list1101133936" text:style-name="L3">
        <text:list-item>
          <text:p text:style-name="P10">The following are the learning objectives presented in this online course.</text:p>
        </text:list-item>
        <text:list-item>
          <text:p text:style-name="P38">Module 1 – What is FERPA &amp; Who Must Comply?</text:p>
        </text:list-item>
        <text:list-item>
          <text:p text:style-name="P59">What is the purpose of the Act, to whom does it apply, and how is it enforced? </text:p>
        </text:list-item>
        <text:list-item>
          <text:p text:style-name="P38">Module 2 – Student Rights </text:p>
        </text:list-item>
        <text:list-item>
          <text:p text:style-name="P59">Who does FERPA protect and to what guaranteed rights are they entitled?</text:p>
        </text:list-item>
        <text:list-item>
          <text:p text:style-name="P38">Module 3 – Parents</text:p>
        </text:list-item>
        <text:list-item>
          <text:p text:style-name="P59">What rights do parents have under FERPA?</text:p>
        </text:list-item>
        <text:list-item>
          <text:p text:style-name="P38">Module 4 – Educational Records</text:p>
        </text:list-item>
        <text:list-item>
          <text:p text:style-name="P59">How does FERPA define educational records?</text:p>
        </text:list-item>
        <text:list-item>
          <text:p text:style-name="P38">Module 5 – Types of Information </text:p>
        </text:list-item>
        <text:list-item>
          <text:p text:style-name="P59"><text:soft-page-break/>How does FERPA distinguish types of information? <text:s/></text:p>
        </text:list-item>
        <text:list-item>
          <text:p text:style-name="P38">Module 6 - <text:s/>Consent</text:p>
        </text:list-item>
        <text:list-item>
          <text:p text:style-name="P59">What is required to release and share student information?</text:p>
        </text:list-item>
        <text:list-item>
          <text:p text:style-name="P38">Module 7 – FERPA in the College Community</text:p>
        </text:list-item>
        <text:list-item>
          <text:p text:style-name="P59">What responsibilities are given to your school and how do they affect your job duties?</text:p>
        </text:list-item>
        <text:list-item>
          <text:p text:style-name="P39"><text:span text:style-name="T1">Module 8 – Course Review</text:span> </text:p>
        </text:list-item>
      </text:list>
      <text:h text:style-name="P95" text:outline-level="3">Pretest</text:h>
      <text:h text:style-name="P95" text:outline-level="3">Module 1 – What is FERPA &amp; Who Must Comply</text:h>
      <text:list xml:id="list291752234" text:style-name="L4">
        <text:list-item>
          <text:p text:style-name="P11">Page title: <text:s/><text:span text:style-name="T1">Information in the Modern Age</text:span> </text:p>
        </text:list-item>
        <text:list-item>
          <text:p text:style-name="P40">In order to conduct daily business, schools must record and maintain a great deal of information about students. <text:s/>With modern sophisticated technologies, this information can be extremely sensitive and the potential for misuse, whether unintentional or criminal, exists as never before. <text:s/></text:p>
        </text:list-item>
        <text:list-item>
          <text:p text:style-name="P77">Page title: <text:span text:style-name="T1">Family Educational Rights and Privacy Act</text:span> </text:p>
        </text:list-item>
        <text:list-item>
          <text:p text:style-name="P40"><text:span text:style-name="T46">FERPA (Family Educational Rights and Privacy Act)</text:span> is a federal act intended to protect the <text:span text:style-name="T1">privacy</text:span> and <text:span text:style-name="T1">accuracy</text:span> of student records.</text:p>
        </text:list-item>
        <text:list-item>
          <text:p text:style-name="P40">Consider the student as the “owner” and the institution as the “custodian”</text:p>
        </text:list-item>
        <text:list-item>
          <text:p text:style-name="P40">Image: <text:s/></text:p>
        </text:list-item>
        <text:list-item>
          <text:p text:style-name="P77">Page title: <text:span text:style-name="T1">Who Must Comply?</text:span></text:p>
        </text:list-item>
        <text:list-item>
          <text:p text:style-name="P40">“Do I really need to know about FERPA? <text:s/>Isn't it mainly a concern for the registrar and other records offices?”</text:p>
        </text:list-item>
        <text:list-item>
          <text:p text:style-name="P40">Note: put text in a thought bubble of an image of an inquisitive person </text:p>
        </text:list-item>
        <text:list-item>
          <text:p text:style-name="P77">Page title: <text:s/><text:span text:style-name="T1">Who Must Comply?</text:span></text:p>
        </text:list-item>
        <text:list-item>
          <text:p text:style-name="P40"><text:span text:style-name="T1">ANY</text:span> institution receiving federal funding (e.g. pell grants, financial aid, loan programs)</text:p>
        </text:list-item>
        <text:list-item>
          <text:p text:style-name="P40"><text:span text:style-name="T1">EVERY</text:span> department throughout the institution, not merely records offices</text:p>
        </text:list-item>
        <text:list-item>
          <text:p text:style-name="P40"><text:span text:style-name="T1">EVERYONE</text:span> on campus who has access to student information </text:p>
        </text:list-item>
        <text:list-item>
          <text:p text:style-name="P40">Note: <text:s/>scatter the following words (make into an image via Word or something)</text:p>
        </text:list-item>
        <text:list-item>
          <text:p text:style-name="P46">advisors, academic dept personnel, admissions, alumni offices, archivists, athletic coaches, activity coordinators, counselors, telephone operators, safety officers, financial accounting staff, deans, faculty, tour guides, housing directors, IT, librarians, registrar, secretaries, teaching assistants, etc. </text:p>
        </text:list-item>
        <text:list-item>
          <text:p text:style-name="P77">Page title: <text:s/><text:span text:style-name="T1">The “FERPA Police” </text:span></text:p>
        </text:list-item>
        <text:list-item>
          <text:p text:style-name="P40"><text:soft-page-break/>The Dept. of Education's <text:span text:style-name="T47">FPCO (F</text:span><text:span text:style-name="T19">amily Policy Compliance Office – include address)</text:span><text:span text:style-name="T47"> </text:span>enforces the act.</text:p>
        </text:list-item>
        <text:list-item>
          <text:p text:style-name="P60">The FPCO issues a formal notice when a violation is reported.</text:p>
        </text:list-item>
        <text:list-item>
          <text:p text:style-name="P53">Campus Clue – If a violation occurs at your school, the FPCO allows a reasonable amount of time to correct the situation and return to compliance. </text:p>
        </text:list-item>
        <text:list-item>
          <text:p text:style-name="P77"><text:s/>Page title: <text:span text:style-name="T1">Penalties for Non-Compliance</text:span></text:p>
        </text:list-item>
        <text:list-item>
          <text:p text:style-name="P40">Noncompliance in ANY department can mean a <text:span text:style-name="T1">loss of federal funding </text:span><text:span text:style-name="T45">for the</text:span><text:span text:style-name="T1"> </text:span><text:span text:style-name="T45">ENTIRE institution</text:span>!</text:p>
        </text:list-item>
        <text:list-item>
          <text:p text:style-name="P40">Having a firm understanding of FERPA's definitions, provisions, and scope of liability will guide you in your day-to-day decisions and in extenuating circumstances. </text:p>
        </text:list-item>
        <text:list-item>
          <text:p text:style-name="P75">Compliance Quiz</text:p>
        </text:list-item>
      </text:list>
      <text:h text:style-name="P95" text:outline-level="3">Module 2 – Student Rights</text:h>
      <text:list xml:id="list1072586504" text:style-name="L5">
        <text:list-item>
          <text:p text:style-name="P12">Page title: <text:s/><text:span text:style-name="T1">Who Does FERPA Protect?</text:span></text:p>
        </text:list-item>
        <text:list-item>
          <text:p text:style-name="P41">In <text:span text:style-name="T46">higher education (postsecondary school)</text:span>, FERPA protects <text:span text:style-name="T46">eligible students (a student who has reached 18 years of age OR is attending a postsecondary institution) </text:span></text:p>
        </text:list-item>
        <text:list-item>
          <text:p text:style-name="P19"><text:span text:style-name="T48">Campus Clue</text:span> – <text:span text:style-name="T48">Under </text:span><text:span text:style-name="T27">FERPA, your institution can determine when rights begin for their new and incoming students (i.e. first day of class, admission, etc.). <text:s/>However, student status cannot begin any later than the first day of classes.</text:span></text:p>
        </text:list-item>
        <text:list-item>
          <text:p text:style-name="P68"><text:span text:style-name="T35">Page title: <text:s/></text:span><text:span text:style-name="T38">Guaranteed Rights</text:span></text:p>
        </text:list-item>
        <text:list-item>
          <text:p text:style-name="P24">Under FERPA, students have four guaranteed rights regarding education records.</text:p>
        </text:list-item>
      </text:list>
      <text:list xml:id="list1727090744" text:style-name="L6">
        <text:list-item>
          <text:p text:style-name="P6">Right to Inspect and Review</text:p>
        </text:list-item>
        <text:list-item>
          <text:p text:style-name="P6">Right to Seek to Amend</text:p>
        </text:list-item>
        <text:list-item>
          <text:p text:style-name="P6">Right Over Disclosure </text:p>
        </text:list-item>
        <text:list-item>
          <text:p text:style-name="P6">Right to File a Complaint </text:p>
        </text:list-item>
      </text:list>
      <text:list xml:id="list251124224" text:style-name="L7">
        <text:list-item>
          <text:p text:style-name="P4"><text:span text:style-name="T35">Page title: <text:s/></text:span><text:span text:style-name="T38">Right to Inspect and Review</text:span></text:p>
        </text:list-item>
        <text:list-item>
          <text:p text:style-name="P25">Students have the right to:</text:p>
        </text:list-item>
        <text:list-item>
          <text:p text:style-name="P56"><text:span text:style-name="T35">inspect and review </text:span><text:span text:style-name="T23">education records (</text:span><text:span text:style-name="T21">Any record which contains info that is personally identifiable to a student AND is maintained by the university. <text:s/>Discussed in detail in Module 4.)</text:span></text:p>
        </text:list-item>
        <text:list-item>
          <text:p text:style-name="P47">be informed of the procedure for HOW to inspect and review their education records. </text:p>
        </text:list-item>
        <text:list-item>
          <text:p text:style-name="P28">Campus Clue – The student should submit official written requests to the appropriate office in order to review her records. <text:s/>Also, schools often require the student to identify which records are being requested for inspection. Request for access must be granted by your institution no more than 45 days of the request.</text:p>
        </text:list-item>
        <text:list-item>
          <text:p text:style-name="P69"><text:span text:style-name="T35">Page title: <text:s/></text:span><text:span text:style-name="T38">Inaccessible Information</text:span><text:span text:style-name="T35"> </text:span></text:p>
        </text:list-item>
        <text:list-item>
          <text:p text:style-name="P25"><text:soft-page-break/>Students CANNOT review the following information which may be part of their records</text:p>
        </text:list-item>
        <text:list-item>
          <text:p text:style-name="P49">information about other students</text:p>
        </text:list-item>
        <text:list-item>
          <text:p text:style-name="P49">financial records of parents</text:p>
        </text:list-item>
        <text:list-item>
          <text:p text:style-name="P56"><text:span text:style-name="T23">confidential letters of recommendation (letters that the student has waived his right to inspect and are related to admission, application for employment, or honorary recognition)</text:span><text:span text:style-name="T35"> </text:span></text:p>
        </text:list-item>
        <text:list-item>
          <text:p text:style-name="P69"><text:span text:style-name="T35">Page title:</text:span><text:span text:style-name="T38"> Withholding Students' Rights to Inspect Records</text:span></text:p>
        </text:list-item>
        <text:list-item>
          <text:p text:style-name="P25">Schools are not allowed to withhold students' rights to inspect records</text:p>
        </text:list-item>
        <text:list-item>
          <text:p text:style-name="P22"><text:span text:style-name="T38">NOT permitted </text:span><text:span text:style-name="T35">under FERPA </text:span></text:p>
        </text:list-item>
        <text:list-item>
          <text:p text:style-name="P49">Requiring search and retrieval fees</text:p>
        </text:list-item>
        <text:list-item>
          <text:p text:style-name="P49">Holding transcripts until an outstanding financial obligation is paid</text:p>
        </text:list-item>
        <text:list-item>
          <text:p text:style-name="P28">Campus Clue - Even though your school cannot withhold transcripts, it is not required to provide students with copies of records (including transcripts), unless it's the only means for the student to inspect the record. <text:s/>In these cases, the institution may include a watermark across the document stating “outstanding financial obligation exists,” for example.</text:p>
        </text:list-item>
        <text:list-item>
          <text:p text:style-name="P69"><text:span text:style-name="T35">Page title: </text:span><text:span text:style-name="T38">Right to Seek to Amend</text:span></text:p>
        </text:list-item>
        <text:list-item>
          <text:p text:style-name="P25">Students have the right to </text:p>
        </text:list-item>
        <text:list-item>
          <text:p text:style-name="P49">seek amendment to education records believed to be inaccurate or misleading</text:p>
        </text:list-item>
        <text:list-item>
          <text:p text:style-name="P49">be informed of the procedure for amending education records</text:p>
        </text:list-item>
        <text:list-item>
          <text:p text:style-name="P25">Students should submit a written statement detailing objections</text:p>
        </text:list-item>
        <text:list-item>
          <text:p text:style-name="P28">Campus Clue – Your school is permitted by FERPA to determine appropriate processing time to respond to amendment requests. <text:s/>However, FERPA does acknowledge that this be “within <text:s/>a reasonable time.”</text:p>
        </text:list-item>
        <text:list-item>
          <text:p text:style-name="P69"><text:span text:style-name="T35">Page title: <text:s/></text:span><text:span text:style-name="T38">Appeal Process</text:span></text:p>
        </text:list-item>
        <text:list-item>
          <text:p text:style-name="P25">Student must be </text:p>
        </text:list-item>
        <text:list-item>
          <text:p text:style-name="P49">given the opportunity for a formal hearing AND</text:p>
        </text:list-item>
        <text:list-item>
          <text:p text:style-name="P49">be advised of the appeal process </text:p>
        </text:list-item>
        <text:list-item>
          <text:p text:style-name="P25">Hearing requirements:</text:p>
        </text:list-item>
        <text:list-item>
          <text:p text:style-name="P49">held within reasonable amount of time</text:p>
        </text:list-item>
        <text:list-item>
          <text:p text:style-name="P49">give notice of date, time, and place</text:p>
        </text:list-item>
        <text:list-item>
          <text:p text:style-name="P49">conducted by someone who doesn't have direct interest in the outcome</text:p>
        </text:list-item>
        <text:list-item>
          <text:p text:style-name="P49">give fair opportunity to provide evidence</text:p>
        </text:list-item>
        <text:list-item>
          <text:p text:style-name="P49">provide decisions in writing that include a summary of evidence and reasons for decision</text:p>
        </text:list-item>
        <text:list-item>
          <text:p text:style-name="P25">If the outcome of the hearing is unfavorable to student, the contested part of the record must <text:soft-page-break/>be maintained and disclosed along with the record for as long as the record is kept. </text:p>
        </text:list-item>
        <text:list-item>
          <text:p text:style-name="P28">Campus Clue – Institutions should never keep anonymous records that make it impossible to trace the source and therefore amend a student's record.</text:p>
        </text:list-item>
        <text:list-item>
          <text:p text:style-name="P69"><text:span text:style-name="T35">Page title: </text:span><text:span text:style-name="T38"><text:s/>Records That Cannot be Amended</text:span></text:p>
        </text:list-item>
        <text:list-item>
          <text:p text:style-name="P25">Certain aspects of a student's record cannot be amended</text:p>
        </text:list-item>
        <text:list-item>
          <text:p text:style-name="P49">Records not created by the school (transferred from another identity and are now part of the education record)</text:p>
        </text:list-item>
        <text:list-item>
          <text:p text:style-name="P83">objections must be directed toward the source of the records</text:p>
        </text:list-item>
        <text:list-item>
          <text:p text:style-name="P49">Grades </text:p>
        </text:list-item>
        <text:list-item>
          <text:p text:style-name="P28">Campus Clue – FERPA does not dictate guidelines for handling amendments to grades. Your school should establish its own policy to deal with grade disputes </text:p>
        </text:list-item>
        <text:list-item>
          <text:p text:style-name="P69"><text:span text:style-name="T35">Page title: <text:s/></text:span><text:span text:style-name="T38">Right over Disclosure</text:span><text:span text:style-name="T35"> </text:span></text:p>
        </text:list-item>
        <text:list-item>
          <text:p text:style-name="P28">Campus Clue – Be careful when listing names of students and posting group photos. <text:s/>A student may have requested disclosure restrictions. <text:s/>A good practice, is when in doubt about releasing information, ask for prior written consent</text:p>
        </text:list-item>
        <text:list-item>
          <text:p text:style-name="P22"><text:span text:style-name="T35">Students have some control over </text:span><text:span text:style-name="T23">disclosure (to make known, reveal, or share)</text:span><text:span text:style-name="T35"> of </text:span><text:span text:style-name="T23">personally identifiable information (</text:span><text:span text:style-name="T21">the kind of information or data from which the identity of a specific person can be determined. <text:s/>For example, student's name, place of birth, or SSN. <text:s/>This concept is discussed in detail in Module 4)</text:span><text:span text:style-name="T35"> from their records</text:span></text:p>
        </text:list-item>
        <text:list-item>
          <text:p text:style-name="P49">must provide a written request to restrict disclosure </text:p>
        </text:list-item>
        <text:list-item>
          <text:p text:style-name="P49">students can request the following be withheld:</text:p>
        </text:list-item>
      </text:list>
      <text:list xml:id="list1451729021" text:style-name="L8">
        <text:list-item>
          <text:p text:style-name="P5"><text:span text:style-name="T23">Directory information (</text:span><text:span text:style-name="T21">Information contained in an education record that would not generally be considered harmful or an invasion of privacy if disclosed, such as name, phone number, or email address. <text:s/>The sharing of this information is generally considered to help the community function more efficiently. Discussed in detail in Module 5)</text:span></text:p>
        </text:list-item>
        <text:list-item>
          <text:p text:style-name="P13"><text:span text:style-name="T8">ALL information regarding the student. <text:s/>This is sometimes referred to as a “</text:span><text:span text:style-name="T20">FERPA Restriction” (These are very rare student requests and require counseling and extenuating circumstances, such as being in the witness protection program, a celebrity, or stalking victim. If a student is requesting this type of restriction, the school cannot even acknowledge his existence when inquired). </text:span></text:p>
        </text:list-item>
      </text:list>
      <text:p text:style-name="P85"/>
      <text:list xml:id="list497117431" text:style-name="L9">
        <text:list-item>
          <text:p text:style-name="P14"><text:span text:style-name="T8">Page title: <text:s/></text:span><text:span text:style-name="T10">Right to File a Complaint</text:span><text:span text:style-name="T20"> </text:span></text:p>
        </text:list-item>
        <text:list-item>
          <text:p text:style-name="P26">Students have the right to file a complaint concerning alleged compliance failures and must be:</text:p>
        </text:list-item>
        <text:list-item>
          <text:p text:style-name="P57"><text:span text:style-name="T40">submitted in writing to the </text:span><text:span text:style-name="T20">FPCO office (see address in resources located in the side bar of the course - Family Policy Compliance Office, US Dept. of Education, 400 Maryland Avenue SW, Washington, DC 20202-5920)</text:span></text:p>
        </text:list-item>
        <text:list-item>
          <text:p text:style-name="P48"><text:soft-page-break/>contain specific allegations of fact and provide reasonable cause to believe that a violation has occurred</text:p>
        </text:list-item>
        <text:list-item>
          <text:p text:style-name="P74">Compliance Quiz</text:p>
        </text:list-item>
      </text:list>
      <text:h text:style-name="P92" text:outline-level="3">Module 3 – Parents</text:h>
      <text:list xml:id="list1004772525" text:style-name="L10">
        <text:list-item>
          <text:p text:style-name="P15"><text:span text:style-name="T41">Page title: <text:s/></text:span><text:span text:style-name="T44">Transfer of Rights</text:span></text:p>
        </text:list-item>
        <text:list-item>
          <text:p text:style-name="P44"><text:span text:style-name="T41">Although parents often play a supportive role in students' lives, once a student is considered an </text:span><text:span text:style-name="T25">eligible student (a student who has reached 18 years of age OR is attending a postsecondary institution), </text:span><text:span text:style-name="T13">rights under FERPA transfer to the student </text:span><text:span text:style-name="T41"><text:s/></text:span></text:p>
        </text:list-item>
        <text:list-item>
          <text:p text:style-name="P30">Regardless of who pays tuition costs, parents DO NOT have rights to students' education records in the college setting.</text:p>
        </text:list-item>
        <text:list-item>
          <text:p text:style-name="P44"><text:span text:style-name="T29">Campus Clue – In cases of students under 18 attending your school, always refer the parents to the high school for information regarding their child's education record. <text:s/>Colleges can often share information with the high school regarding students' records as long as its based on legitimate educational interest. <text:s/>Under FERPA, the high school can share that information with the parent. <text:s text:c="2"/></text:span><text:span text:style-name="T41"><text:s text:c="4"/></text:span></text:p>
        </text:list-item>
        <text:list-item>
          <text:p text:style-name="P79"><text:span text:style-name="T41">Page title: <text:s/></text:span><text:span text:style-name="T44">FERPA Exceptions Regarding Parents</text:span></text:p>
        </text:list-item>
        <text:list-item>
          <text:p text:style-name="P30">FERPA allows institutions to the option to provide parents personally identifiable information in the following cases </text:p>
        </text:list-item>
        <text:list-item>
          <text:p text:style-name="P50">parents of dependent children for income tax purposes</text:p>
        </text:list-item>
        <text:list-item>
          <text:p text:style-name="P50">health and safety emergencies (if information is necessary to protect the health and safety of the student or others)</text:p>
        </text:list-item>
        <text:list-item>
          <text:p text:style-name="P50">notification of drug and alcohol violations as long as the student:</text:p>
        </text:list-item>
        <text:list-item>
          <text:p text:style-name="P84">was found guilty AND</text:p>
        </text:list-item>
        <text:list-item>
          <text:p text:style-name="P84">under 21</text:p>
        </text:list-item>
        <text:list-item>
          <text:p text:style-name="P72"><text:span text:style-name="T51">Compliance Quiz</text:span> </text:p>
        </text:list-item>
      </text:list>
      <text:h text:style-name="P93" text:outline-level="3">Module 4 – Education Records</text:h>
      <text:list xml:id="list2091016750" text:style-name="L11">
        <text:list-item>
          <text:p text:style-name="P7">Page title: <text:span text:style-name="T1">Defining Education Records</text:span></text:p>
        </text:list-item>
        <text:list-item>
          <text:p text:style-name="P31">Any record which contains “<text:span text:style-name="T49">personally identifiable information” </text:span>of a student AND is maintained by an educational institution or by a party acting for the institution.</text:p>
        </text:list-item>
        <text:list-item>
          <text:p text:style-name="P7">Page title: <text:span text:style-name="T1">Personally Identifiable Information</text:span></text:p>
        </text:list-item>
        <text:list-item>
          <text:p text:style-name="P31"><text:span text:style-name="T50">the kind of information or data from which the identity of a specific person can be determined. <text:s/>For example:</text:span></text:p>
        </text:list-item>
      </text:list>
      <text:section text:style-name="Sect1" text:name="Section3">
        <text:list xml:id="list833381275" text:style-name="L20">
          <text:list-item>
            <text:p text:style-name="P64">student’s name</text:p>
          </text:list-item>
          <text:list-item>
            <text:p text:style-name="P64">parent or family member’s name</text:p>
          </text:list-item>
          <text:list-item>
            <text:p text:style-name="P64">student or student’s family’s address</text:p>
          </text:list-item>
          <text:list-item>
            <text:p text:style-name="P64">ssn</text:p>
          </text:list-item>
          <text:list-item>
            <text:p text:style-name="P64"><text:soft-page-break/>student number</text:p>
          </text:list-item>
          <text:list-item>
            <text:p text:style-name="P64">biometric record (dna, fingerprints, ocular, voice recognition)</text:p>
          </text:list-item>
          <text:list-item>
            <text:p text:style-name="P64">date of birth</text:p>
          </text:list-item>
          <text:list-item>
            <text:p text:style-name="P64">place of birth</text:p>
          </text:list-item>
          <text:list-item>
            <text:p text:style-name="P62">mother’s maiden name</text:p>
          </text:list-item>
        </text:list>
      </text:section>
      <text:list xml:id="list1870360062" text:continue-list="list2091016750" text:style-name="L11">
        <text:list-header>
          <text:p text:style-name="P7"><text:span text:style-name="T1"/></text:p>
        </text:list-header>
        <text:list-item>
          <text:p text:style-name="P7"><text:span text:style-name="T1">Page title - Excluded from Education Records </text:span></text:p>
        </text:list-item>
        <text:list-item>
          <text:p text:style-name="P31">The following are NOT considered Education Records and are therefore NOT subject to the privacy protections of FERPA</text:p>
        </text:list-item>
        <text:list-item>
          <text:p text:style-name="P51">Sole Possession Records</text:p>
        </text:list-item>
        <text:list-item>
          <text:p text:style-name="P51">Law Enforcement Records</text:p>
        </text:list-item>
        <text:list-item>
          <text:p text:style-name="P51">Employment Records</text:p>
        </text:list-item>
        <text:list-item>
          <text:p text:style-name="P51">Medical / Treatment Records</text:p>
        </text:list-item>
        <text:list-item>
          <text:p text:style-name="P51">Alumni Records</text:p>
        </text:list-item>
        <text:list-item>
          <text:p text:style-name="P51">Unrecorded Grades </text:p>
        </text:list-item>
        <text:list-item>
          <text:p text:style-name="P71">Page title: <text:span text:style-name="T1">Sole Possession Records</text:span></text:p>
        </text:list-item>
        <text:list-item>
          <text:p text:style-name="P32">Records that remain in the <text:span text:style-name="T46">sole possession (Shared with no one. <text:s/>Only viewable to the one who created the record)</text:span> of the maker</text:p>
        </text:list-item>
        <text:list-item>
          <text:p text:style-name="P32">Can NEVER be shared with anyone except a <text:span text:style-name="T46">temporary substitute (someone who temporarily takes the place of the person who created the record. <text:s/>This is not the same thing as sharing records with other faculty)</text:span></text:p>
        </text:list-item>
        <text:list-item>
          <text:p text:style-name="P32"><text:span text:style-name="T49">Once shared, they become part of the student's education record.</text:span><text:span text:style-name="T46"> </text:span></text:p>
        </text:list-item>
        <text:list-item>
          <text:p text:style-name="P29">Campus Clue – Members of the college community may create their own, private notes about their students to help them assign grades or helping them to remember details, for example. <text:s/></text:p>
        </text:list-item>
        <text:list-item>
          <text:p text:style-name="P78"><text:span text:style-name="T41">Page title: </text:span><text:span text:style-name="T44">Law Enforcement Records</text:span></text:p>
        </text:list-item>
        <text:list-item>
          <text:p text:style-name="P42"><text:span text:style-name="T41">records </text:span><text:span text:style-name="T44">maintained</text:span><text:span text:style-name="T41"> and </text:span><text:span text:style-name="T44">stored</text:span><text:span text:style-name="T41"> by </text:span><text:span text:style-name="T25">law enforcement (any law enforcement unit or campus security)</text:span><text:span text:style-name="T41"> for law enforcement purposes</text:span></text:p>
        </text:list-item>
        <text:list-item>
          <text:p text:style-name="P42"><text:span text:style-name="T41">law enforcement may refuse to allow access to and disclose these records without students' consent </text:span></text:p>
        </text:list-item>
        <text:list-item>
          <text:p text:style-name="P35"><text:span text:style-name="T41">Campus Clue: <text:s/>If your school shares part of a student's record with the law enforcement unit, that record is still considered an “education record” and therefore proected under FERPA. <text:s text:c="3"/></text:span></text:p>
        </text:list-item>
        <text:list-item>
          <text:p text:style-name="P78"><text:span text:style-name="T41">Page title: </text:span><text:span text:style-name="T44">Employment Records</text:span></text:p>
        </text:list-item>
        <text:list-item>
          <text:p text:style-name="P42"><text:span text:style-name="T41">records relating to employees of the institution </text:span></text:p>
        </text:list-item>
        <text:list-item>
          <text:p text:style-name="P42"><text:span text:style-name="T41">if the employee is required to be a student (</text:span><text:span text:style-name="T25">work-study</text:span><text:span text:style-name="T41"> programs, for example) for employment, these records WOULD be considered education records protected under </text:span><text:soft-page-break/><text:span text:style-name="T41">FERPA</text:span></text:p>
        </text:list-item>
        <text:list-item>
          <text:p text:style-name="P78"><text:span text:style-name="T41">Page title: </text:span><text:span text:style-name="T44">Medical / Treatment Records</text:span></text:p>
        </text:list-item>
        <text:list-item>
          <text:p text:style-name="P42"><text:span text:style-name="T41">records relating to medical treatment provided by a </text:span><text:span text:style-name="T25">recognized professional (physician, psychiatrist, or other professional)</text:span><text:span text:style-name="T41"> </text:span></text:p>
        </text:list-item>
        <text:list-item>
          <text:p text:style-name="P23"><text:span text:style-name="T41">If these records are disclosed for reasons other than treatment, they are now “education records” subject to FERPA</text:span></text:p>
        </text:list-item>
        <text:list-item>
          <text:p text:style-name="P78"><text:span text:style-name="T41">Page title: </text:span><text:span text:style-name="T44">Alumni Records</text:span></text:p>
        </text:list-item>
        <text:list-item>
          <text:p text:style-name="P42"><text:span text:style-name="T41">records CREATED AFTER student has graduated</text:span></text:p>
        </text:list-item>
        <text:list-item>
          <text:p text:style-name="P42"><text:span text:style-name="T41">if these records relate to when a person was a student, they would then be covered under FERPA </text:span></text:p>
        </text:list-item>
        <text:list-item>
          <text:p text:style-name="P78"><text:span text:style-name="T41">Page title: </text:span><text:span text:style-name="T44">Unrecorded Grades</text:span></text:p>
        </text:list-item>
        <text:list-item>
          <text:p text:style-name="P42"><text:span text:style-name="T41">grades on peer-graded assignments BEFORE they are collected and recorded by the teacher</text:span></text:p>
        </text:list-item>
        <text:list-item>
          <text:p text:style-name="P42"><text:span text:style-name="T41">once the grades have been recorded and maintained by the instructor, these records become part of the student's education record.</text:span></text:p>
        </text:list-item>
        <text:list-item>
          <text:p text:style-name="P42"><text:span text:style-name="T29">“Campus Clue” - Instructors are allowed to have students grade each other's work and publicly announce the student's grade for the instructor to record since at the time of the vocalization, the grades we not considered education records. </text:span><text:span text:style-name="T41"><text:s/></text:span></text:p>
        </text:list-item>
        <text:list-item>
          <text:p text:style-name="P42"><text:span text:style-name="T33">Case Study – Supreme Court decision page 43</text:span></text:p>
        </text:list-item>
      </text:list>
      <text:p text:style-name="P86"><text:span text:style-name="T13"/></text:p>
      <text:h text:style-name="P96" text:outline-level="3"><text:span text:style-name="T13">Module 5 – Types of Information</text:span></text:h>
      <text:list xml:id="list589446287" text:style-name="L15">
        <text:list-item>
          <text:p text:style-name="P16"><text:span text:style-name="T41">Page title – </text:span><text:span text:style-name="T44">Classifying Types of Information</text:span></text:p>
        </text:list-item>
        <text:list-item>
          <text:p text:style-name="P43"><text:span text:style-name="T41">As you learned in the previous Module, education records are records that contain </text:span><text:span text:style-name="T25">personally identifiable information (</text:span><text:span text:style-name="T21">the kind of information or data from which the identity of a specific person can be determined. <text:s/>For example, student's name, place of birth, or SSN)</text:span><text:span text:style-name="T11">. <text:s/></text:span></text:p>
        </text:list-item>
        <text:list-item>
          <text:p text:style-name="P43"><text:span text:style-name="T11">FERPA classifies this information into two categories:</text:span></text:p>
        </text:list-item>
        <text:list-item>
          <text:p text:style-name="P61"><text:span text:style-name="T11">Directory Information</text:span></text:p>
        </text:list-item>
        <text:list-item>
          <text:p text:style-name="P61"><text:span text:style-name="T11">Non-Directory Information</text:span></text:p>
        </text:list-item>
        <text:list-item>
          <text:p text:style-name="P80"><text:span text:style-name="T11">Page title – </text:span><text:span text:style-name="T10">Directory Information</text:span></text:p>
        </text:list-item>
        <text:list-item>
          <text:p text:style-name="P27">Information contained in an education record that would not generally be considered harmful or an invasion of privacy if disclosed</text:p>
        </text:list-item>
        <text:list-item>
          <text:p text:style-name="P27">This type of information is usually intended to help the campus community thrive. </text:p>
        </text:list-item>
        <text:list-item>
          <text:p text:style-name="P73">Page title – <text:span text:style-name="T1">Each School Decides</text:span></text:p>
        </text:list-item>
        <text:list-item>
          <text:p text:style-name="P27"><text:soft-page-break/>FERPA provides a list of items that may be included in <text:span text:style-name="T46">directory information (Information contained in an education record that would not generally be considered harmful or an invasion of privacy if disclosed</text:span>. <text:s/>The following MAY NOT be included: </text:p>
          <text:list>
            <text:list-item>
              <text:list>
                <text:list-item>
                  <text:list>
                    <text:list-item>
                      <text:p text:style-name="P89">student ID number (explanation of student id number weirdness)</text:p>
                    </text:list-item>
                    <text:list-item>
                      <text:p text:style-name="P87">ssn<text:line-break/></text:p>
                    </text:list-item>
                  </text:list>
                </text:list-item>
              </text:list>
            </text:list-item>
          </text:list>
        </text:list-item>
        <text:list-item>
          <text:p text:style-name="P27">FERPA leaves the final decision to each educational institution as to what information will be made publicly available.</text:p>
        </text:list-item>
        <text:list-item>
          <text:p text:style-name="P27">What the institution decides to classify as directory information must be published in its <text:span text:style-name="T46">annual notification (a required notification published on an annual basis by the institution that notifies students of their FERPA rights, how to exercise those rights, and what information it classifies as “directory information” which can be shared. <text:s/>You will learn more about the annual notification in Module 7). </text:span><text:s text:c="2"/></text:p>
        </text:list-item>
        <text:list-item>
          <text:p text:style-name="P73">Page title – <text:span text:style-name="T1">What MAY Be Released</text:span></text:p>
        </text:list-item>
        <text:list-item>
          <text:p text:style-name="P27">Information is <text:s/>to be classified as “directory information” and can therefore be shared:</text:p>
        </text:list-item>
      </text:list>
      <text:section text:style-name="Sect1" text:name="Section1">
        <text:list xml:id="list1543558976" text:continue-numbering="true" text:style-name="L15">
          <text:list-item>
            <text:list>
              <text:list-item>
                <text:list>
                  <text:list-item>
                    <text:list>
                      <text:list-item>
                        <text:p text:style-name="P87">name</text:p>
                      </text:list-item>
                      <text:list-item>
                        <text:p text:style-name="P87">address, telephone listing</text:p>
                      </text:list-item>
                      <text:list-item>
                        <text:p text:style-name="P87">electronic mail address</text:p>
                      </text:list-item>
                      <text:list-item>
                        <text:p text:style-name="P87">student user ID (“an identifier used by students to access or communicate within the institutions computer systems.” - pg 47 -  only as long as this identifier alone cannot be used to access education records)</text:p>
                      </text:list-item>
                      <text:list-item>
                        <text:p text:style-name="P87">photograph</text:p>
                      </text:list-item>
                      <text:list-item>
                        <text:p text:style-name="P87">date/place of birth</text:p>
                      </text:list-item>
                      <text:list-item>
                        <text:p text:style-name="P87">major field of study</text:p>
                      </text:list-item>
                      <text:list-item>
                        <text:p text:style-name="P87">grade level</text:p>
                      </text:list-item>
                      <text:list-item>
                        <text:p text:style-name="P87">enrollment status</text:p>
                      </text:list-item>
                      <text:list-item>
                        <text:p text:style-name="P87">dates of attendance (means period of time, not specific daily attendance)</text:p>
                      </text:list-item>
                      <text:list-item>
                        <text:p text:style-name="P87">degrees, honors, and awards</text:p>
                      </text:list-item>
                      <text:list-item>
                        <text:p text:style-name="P87">most recent ed institution attended</text:p>
                      </text:list-item>
                      <text:list-item>
                        <text:p text:style-name="P87">participation in recognized activities and sports</text:p>
                      </text:list-item>
                      <text:list-item>
                        <text:p text:style-name="P88">weight and height of members of athletic teams</text:p>
                      </text:list-item>
                    </text:list>
                  </text:list-item>
                </text:list>
              </text:list-item>
            </text:list>
          </text:list-item>
        </text:list>
      </text:section>
      <text:p text:style-name="P90"><text:span text:style-name="T10"/></text:p>
      <text:list xml:id="list1513908702" text:continue-numbering="true" text:style-name="L15">
        <text:list-item>
          <text:p text:style-name="P91"><text:span text:style-name="T8">Page title – </text:span><text:span text:style-name="T10">Non-Directory Information </text:span></text:p>
        </text:list-item>
        <text:list-item>
          <text:p text:style-name="P45"><text:span text:style-name="T11">Comprised of everything else that is contained in student records including:</text:span></text:p>
        </text:list-item>
      </text:list>
      <text:section text:style-name="Sect2" text:name="Section2">
        <text:list xml:id="list1566077051" text:continue-numbering="true" text:style-name="L15">
          <text:list-item>
            <text:p text:style-name="P67"><text:span text:style-name="T11">grades</text:span></text:p>
          </text:list-item>
          <text:list-item>
            <text:p text:style-name="P67"><text:span text:style-name="T11">transcripts</text:span></text:p>
          </text:list-item>
          <text:list-item>
            <text:p text:style-name="P67"><text:span text:style-name="T11">declarations</text:span></text:p>
          </text:list-item>
          <text:list-item>
            <text:p text:style-name="P67"><text:span text:style-name="T11">correspondence</text:span></text:p>
          </text:list-item>
          <text:list-item>
            <text:p text:style-name="P67"><text:span text:style-name="T11">reports</text:span></text:p>
          </text:list-item>
        </text:list>
      </text:section>
      <text:list xml:id="list1465693467" text:continue-numbering="true" text:style-name="L15">
        <text:list-header>
          <text:p text:style-name="P91"><text:span text:style-name="T8"/></text:p>
        </text:list-header>
      </text:list>
      <text:h text:style-name="Heading_20_3" text:outline-level="3"><text:span text:style-name="T3">Module 6 – Consent</text:span></text:h>
      <text:list xml:id="list936887190" text:style-name="L22">
        <text:list-item>
          <text:p text:style-name="P8"><text:span text:style-name="T5">Page title – </text:span><text:span text:style-name="T4">Prior Written Consent</text:span></text:p>
        </text:list-item>
        <text:list-item>
          <text:p text:style-name="P17"><text:span text:style-name="T5">authorization by eligible student to </text:span><text:span text:style-name="T4">allow the institution</text:span><text:span text:style-name="T5"> to disclose personally identifiable information from education records</text:span></text:p>
        </text:list-item>
        <text:list-item>
          <text:p text:style-name="P17"><text:span text:style-name="T5">required components of the consent:</text:span></text:p>
        </text:list-item>
        <text:list-item>
          <text:p text:style-name="P58"><text:soft-page-break/><text:span text:style-name="T5">specify which records may be disclosed</text:span></text:p>
        </text:list-item>
        <text:list-item>
          <text:p text:style-name="P58"><text:span text:style-name="T5">state the purpose of the disclosure</text:span></text:p>
        </text:list-item>
        <text:list-item>
          <text:p text:style-name="P58"><text:span text:style-name="T5">identy the party to whom the disclosure be made</text:span></text:p>
        </text:list-item>
        <text:list-item>
          <text:p text:style-name="P58"><text:span text:style-name="T5">student signature</text:span></text:p>
        </text:list-item>
        <text:list-item>
          <text:p text:style-name="P58"><text:span text:style-name="T5">dated</text:span></text:p>
        </text:list-item>
        <text:list-item>
          <text:p text:style-name="P76"><text:span text:style-name="T5">Page title – </text:span><text:span text:style-name="T4">When is Consent Not Required?</text:span></text:p>
        </text:list-item>
        <text:list-item>
          <text:p text:style-name="P18"><text:span text:style-name="T6">The following are examples of instances when the institution does not need prior written consent to disclose records</text:span></text:p>
        </text:list-item>
      </text:list>
      <text:section text:style-name="Sect1" text:name="Section4">
        <text:list xml:id="list1086483812" text:style-name="L25">
          <text:list-item>
            <text:p text:style-name="P65">Legitimate educational interest</text:p>
          </text:list-item>
          <text:list-item>
            <text:p text:style-name="P65">audit or evaluation of compliance with ed programs</text:p>
          </text:list-item>
          <text:list-item>
            <text:p text:style-name="P65">connection with financial aid</text:p>
          </text:list-item>
          <text:list-item>
            <text:p text:style-name="P65">to organizations conducting studies to improve instruction</text:p>
          </text:list-item>
          <text:list-item>
            <text:p text:style-name="P65">accrediting organizations</text:p>
          </text:list-item>
          <text:list-item>
            <text:p text:style-name="P65">parents of dependent students</text:p>
          </text:list-item>
          <text:list-item>
            <text:p text:style-name="P65">judicial order or subpoena</text:p>
          </text:list-item>
          <text:list-item>
            <text:p text:style-name="P65">health/safety emergency</text:p>
          </text:list-item>
          <text:list-item>
            <text:p text:style-name="P65">directory info (unless <text:span text:style-name="T46">“no release”</text:span>)</text:p>
          </text:list-item>
          <text:list-item>
            <text:p text:style-name="P63"><text:span text:style-name="T5">releasing results of disciplinary hearing to a victim of crime</text:span></text:p>
          </text:list-item>
        </text:list>
      </text:section>
      <text:list xml:id="list2035746882" text:continue-list="list936887190" text:style-name="L22">
        <text:list-item>
          <text:p text:style-name="P76"><text:span text:style-name="T5">Page Title – </text:span><text:span text:style-name="T4">Legitimate Educational Interest</text:span></text:p>
        </text:list-item>
        <text:list-item>
          <text:p text:style-name="P17"><text:span text:style-name="T5">Can you image if every piece of information about a student were kept secret? <text:s/>It would be nearly impossible for the college community to function.</text:span></text:p>
        </text:list-item>
        <text:list-item>
          <text:p text:style-name="P17"><text:span text:style-name="T5">Consent is not required in cases of a </text:span><text:span text:style-name="T16">school official (</text:span><text:span text:style-name="T15">any employee who has responsibilities for the creation, maintenance, and disclosure of information from education records (teachers, administrators, advisors, etc.)</text:span><text:span text:style-name="T5"> in order to perform his official, educationally-related duties</text:span></text:p>
        </text:list-item>
        <text:list-item>
          <text:p text:style-name="P17"><text:span text:style-name="T5">Access to records must be justifiable. <text:s/>Curiosity doesn't count! <text:s text:c="2"/></text:span></text:p>
        </text:list-item>
        <text:list-item>
          <text:p text:style-name="P33"><text:span text:style-name="T32">Campus Clue – FERPA gives your school permission to define the term “school official,” but requires that it publish this definition in its annual notification.</text:span></text:p>
        </text:list-item>
        <text:list-item>
          <text:p text:style-name="P36"><text:span text:style-name="T32">Case Study - </text:span><text:span text:style-name="T31">the outsourcing of institutional functions (to third parties - other than the student and institution) has never been prevented by FERPA.  For example, higher education service providers assist colleges in a variety of tasks, including enrollment, degree verification, payments and collections, fundraising, alumni relationship management, and police and security services - pg 59</text:span></text:p>
          <text:list>
            <text:list-item>
              <text:list>
                <text:list-item>
                  <text:list>
                    <text:list-item>
                      <text:p text:style-name="P66">these outside entities who function as education officials for an institution must comply with FERPA to the same degree that other education official on the campus must adhere to the regulations.</text:p>
                    </text:list-item>
                    <text:list-item>
                      <text:p text:style-name="P66">Educational institutions are responsible for their outside service providers’ failure to comply</text:p>
                    </text:list-item>
                  </text:list>
                </text:list-item>
              </text:list>
            </text:list-item>
          </text:list>
        </text:list-item>
        <text:list-item>
          <text:p text:style-name="P52"><text:span text:style-name="T52">it’s important for the institution to have written agreements that comprehensively communicate the parameters of the service providers’ use of information from ed records. </text:span></text:p>
        </text:list-item>
      </text:list>
      <text:h text:style-name="P94" text:outline-level="3"><text:soft-page-break/><text:span text:style-name="T54">Module 7 – FERPA in the College Setting</text:span></text:h>
      <text:list xml:id="list410169386" text:style-name="L28">
        <text:list-item>
          <text:p text:style-name="P9">Page title -<text:span text:style-name="T1"> Understand Your School's Policies</text:span></text:p>
        </text:list-item>
        <text:list-item>
          <text:p text:style-name="P37">FERPA is a statute on privacy. <text:s/>It is not intended to define higher education policy or hinder pedagogy or educational business. <text:s/>While the act contains certain requirements, it leaves much to the institutions.</text:p>
        </text:list-item>
        <text:list-item>
          <text:p text:style-name="P37">It's not enough to understand the general guidelines outlines in FERPA, it's important to know your school's policies and definitions</text:p>
        </text:list-item>
        <text:list-item>
          <text:p text:style-name="P34">Campus Clue – If you're taking this course, chances are you have access to student records. <text:s/>Applying FERPA knowledge is not just the job of specific records departments, it's your job as well.)</text:p>
        </text:list-item>
        <text:list-item>
          <text:p text:style-name="P70">Page title – <text:span text:style-name="T1">Responsibilities of the Institution </text:span></text:p>
        </text:list-item>
        <text:list-item>
          <text:p text:style-name="P20">Maintain practices to ensure privacy of students' records <text:s text:c="2"/></text:p>
        </text:list-item>
        <text:list-item>
          <text:p text:style-name="P20">Define terms that affect local practice and FERPA compliance</text:p>
        </text:list-item>
        <text:list-item>
          <text:p text:style-name="P20">Publish an annual notification informing students of these definitions and their privacy rights under FERPA</text:p>
        </text:list-item>
        <text:list-item>
          <text:p text:style-name="P70">Page title – <text:span text:style-name="T1">Annual Notification</text:span></text:p>
        </text:list-item>
        <text:list-item>
          <text:p text:style-name="P20">Institutions must publish the following information annually</text:p>
        </text:list-item>
        <text:list-item>
          <text:p text:style-name="P54">The four primary guarantees given to students under FERPA as well as the procedure for exercising those rights.</text:p>
        </text:list-item>
      </text:list>
      <text:list xml:id="list673239150" text:style-name="L29">
        <text:list-item>
          <text:p text:style-name="P81">Right to Inspect and Review</text:p>
        </text:list-item>
        <text:list-item>
          <text:p text:style-name="P81">Right to Seek to Amend</text:p>
        </text:list-item>
        <text:list-item>
          <text:p text:style-name="P81">Right over Disclosure </text:p>
        </text:list-item>
        <text:list-item>
          <text:p text:style-name="P81">Right to File a Complaint </text:p>
        </text:list-item>
      </text:list>
      <text:list xml:id="list449332940" text:style-name="L31">
        <text:list-item>
          <text:p text:style-name="P55">Definitions such as </text:p>
        </text:list-item>
        <text:list-item>
          <text:p text:style-name="P82">School official</text:p>
        </text:list-item>
        <text:list-item>
          <text:p text:style-name="P82">Legitimate educational interest</text:p>
        </text:list-item>
        <text:list-item>
          <text:p text:style-name="P55">Disclosure of policies and practices of sharing and utilizing student information including what the school classifies as “directory information.”</text:p>
        </text:list-item>
        <text:list-item>
          <text:p text:style-name="P21">The notification must </text:p>
        </text:list-item>
        <text:list-item>
          <text:p text:style-name="P55">be<text:span text:style-name="T46"> easily accessible (reasonally available to the student population. <text:s/>In a catalog or student handbook, for example).</text:span></text:p>
        </text:list-item>
        <text:list-item>
          <text:p text:style-name="P55"><text:span text:style-name="T46">Effectively notify (make reasonable accommodations to inform)</text:span> students who are disabl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ie Karcz</meta:initial-creator>
    <meta:creation-date>2012-09-17T17:17:28</meta:creation-date>
    <dc:date>2012-09-18T19:09:28</dc:date>
    <dc:creator>Jamie Karcz</dc:creator>
    <meta:editing-duration>P1DT19M13S</meta:editing-duration>
    <meta:editing-cycles>14</meta:editing-cycles>
    <meta:generator>LibreOffice/3.5$Linux_X86_64 LibreOffice_project/350m1$Build-2</meta:generator>
    <meta:document-statistic meta:table-count="0" meta:image-count="0" meta:object-count="0" meta:page-count="11" meta:paragraph-count="264" meta:word-count="3463" meta:character-count="20186" meta:non-whitespace-character-count="17999"/>
  </office:meta>
</office:document-meta>
</file>